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4" style:family="paragraph" style:parent-style-name="Standard" style:list-style-name="L3">
      <style:text-properties fo:color="#996600" fo:font-weight="normal" officeooo:rsid="001ab5e1" officeooo:paragraph-rsid="001ab5e1" style:font-weight-asian="normal" style:font-weight-complex="normal"/>
    </style:style>
    <style:style style:name="P5" style:family="paragraph" style:parent-style-name="Standard" style:list-style-name="L5">
      <style:text-properties fo:color="#0066cc" fo:font-weight="normal" officeooo:rsid="001ab5e1" officeooo:paragraph-rsid="001ab5e1" style:font-weight-asian="normal" style:font-weight-complex="normal"/>
    </style:style>
    <style:style style:name="P6" style:family="paragraph" style:parent-style-name="Standard">
      <style:text-properties fo:color="#000000" fo:font-weight="bold" officeooo:rsid="001ab5e1" officeooo:paragraph-rsid="001ab5e1" style:font-weight-asian="bold" style:font-weight-complex="bold"/>
    </style:style>
    <style:style style:name="P7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8" style:family="paragraph" style:parent-style-name="Standard">
      <style:text-properties fo:color="#000000" fo:font-style="normal" fo:font-weight="bold" officeooo:rsid="001ab5e1" officeooo:paragraph-rsid="001ab5e1" style:font-style-asian="normal" style:font-weight-asian="bold" style:font-style-complex="normal" style:font-weight-complex="bold"/>
    </style:style>
    <style:style style:name="P9" style:family="paragraph" style:parent-style-name="Standard">
      <style:text-properties fo:color="#000000" fo:font-style="normal" fo:font-weight="bold" officeooo:rsid="001ab5e1" officeooo:paragraph-rsid="001c0632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color="#000000" fo:font-style="normal" fo:font-weight="bold" officeooo:rsid="001ab5e1" officeooo:paragraph-rsid="001c6d50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weight="bold" officeooo:rsid="001c6d50" officeooo:paragraph-rsid="001c6d50" style:font-weight-asian="bold" style:font-weight-complex="bold"/>
    </style:style>
    <style:style style:name="P12" style:family="paragraph" style:parent-style-name="Standard">
      <style:text-properties officeooo:paragraph-rsid="001c6d50"/>
    </style:style>
    <style:style style:name="T1" style:family="text">
      <style:text-properties officeooo:rsid="00165ab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 style:text-underline-style="none" fo:font-weight="normal" style:font-weight-asian="normal" style:font-weight-complex="normal"/>
    </style:style>
    <style:style style:name="T4" style:family="text">
      <style:text-properties style:text-position="0% 100%" style:text-underline-style="none" fo:font-weight="normal" style:font-weight-asian="normal" style:font-weight-complex="normal"/>
    </style:style>
    <style:style style:name="T5" style:family="text">
      <style:text-properties style:text-position="0% 100%" style:text-underline-style="none" fo:font-weight="normal" officeooo:rsid="001c0632" style:font-weight-asian="normal" style:font-weight-complex="normal"/>
    </style:style>
    <style:style style:name="T6" style:family="text">
      <style:text-properties style:text-position="0% 100%" style:text-underline-style="none" officeooo:rsid="001c0632"/>
    </style:style>
    <style:style style:name="T7" style:family="text">
      <style:text-properties officeooo:rsid="001908d4"/>
    </style:style>
    <style:style style:name="T8" style:family="text">
      <style:text-properties fo:color="#0000cc"/>
    </style:style>
    <style:style style:name="T9" style:family="text">
      <style:text-properties fo:color="#0000cc" style:text-underline-style="solid" style:text-underline-width="auto" style:text-underline-color="font-color"/>
    </style:style>
    <style:style style:name="T10" style:family="text">
      <style:text-properties fo:color="#0000cc" style:text-underline-style="none"/>
    </style:style>
    <style:style style:name="T11" style:family="text">
      <style:text-properties fo:color="#0000cc" style:text-position="0% 100%" style:text-underline-style="none" officeooo:rsid="001c6d50"/>
    </style:style>
    <style:style style:name="T12" style:family="text">
      <style:text-properties fo:color="#0000cc" style:text-position="0% 100%" fo:font-style="italic" style:text-underline-style="none" fo:font-weight="normal" officeooo:rsid="001c6d50" style:font-style-asian="italic" style:font-weight-asian="normal" style:font-style-complex="italic" style:font-weight-complex="normal"/>
    </style:style>
    <style:style style:name="T13" style:family="text">
      <style:text-properties fo:color="#0000cc" style:text-position="0% 100%" fo:font-style="normal" style:text-underline-style="none" fo:font-weight="bold" officeooo:rsid="001c6d50" style:font-style-asian="normal" style:font-weight-asian="bold" style:font-style-complex="normal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fo:color="#000000" style:text-position="0% 100%" fo:font-style="italic" style:text-underline-style="none" fo:font-weight="normal" officeooo:rsid="001c6d50" style:font-style-asian="italic" style:font-weight-asian="normal" style:font-style-complex="italic" style:font-weight-complex="normal"/>
    </style:style>
    <style:style style:name="T17" style:family="text">
      <style:text-properties fo:color="#000000" style:text-position="0% 100%" fo:font-style="italic" style:text-underline-style="none" fo:font-weight="normal" officeooo:rsid="001ab5e1" style:font-style-asian="italic" style:font-weight-asian="normal" style:font-style-complex="italic" style:font-weight-complex="normal"/>
    </style:style>
    <style:style style:name="T18" style:family="text">
      <style:text-properties fo:color="#000000" style:text-position="0% 100%" fo:font-style="normal" style:text-underline-style="none" fo:font-weight="bold" officeooo:rsid="001c6d50" style:font-style-asian="normal" style:font-weight-asian="bold" style:font-style-complex="normal" style:font-weight-complex="bold"/>
    </style:style>
    <style:style style:name="T19" style:family="text">
      <style:text-properties fo:color="#000000" style:text-position="0% 100%" fo:font-style="normal" style:text-underline-style="none" fo:font-weight="normal" officeooo:rsid="001ab5e1" style:font-style-asian="normal" style:font-weight-asian="normal" style:font-style-complex="normal" style:font-weight-complex="normal"/>
    </style:style>
    <style:style style:name="T20" style:family="text">
      <style:text-properties fo:color="#000000" style:text-position="0% 100%" fo:font-style="normal" style:text-underline-style="none" fo:font-weight="normal" officeooo:rsid="001c6d50" style:font-style-asian="normal" style:font-weight-asian="normal" style:font-style-complex="normal" style:font-weight-complex="normal"/>
    </style:style>
    <style:style style:name="T21" style:family="text">
      <style:text-properties fo:color="#000000" style:text-position="0% 100%" fo:font-style="normal" style:text-underline-style="none" officeooo:rsid="001ab5e1" style:font-style-asian="normal" style:font-style-complex="normal"/>
    </style:style>
    <style:style style:name="T22" style:family="text">
      <style:text-properties fo:color="#000000" style:text-position="sub 58%" fo:font-style="normal" style:text-underline-style="none" fo:font-weight="normal" officeooo:rsid="001ab5e1" style:font-style-asian="normal" style:font-weight-asian="normal" style:font-style-complex="normal" style:font-weight-complex="normal"/>
    </style:style>
    <style:style style:name="T23" style:family="text">
      <style:text-properties fo:color="#000000" style:text-position="sub 58%" fo:font-style="normal" style:text-underline-style="none" fo:font-weight="normal" officeooo:rsid="001c6d50" style:font-style-asian="normal" style:font-weight-asian="normal" style:font-style-complex="normal" style:font-weight-complex="normal"/>
    </style:style>
    <style:style style:name="T24" style:family="text">
      <style:text-properties fo:color="#000000" style:text-position="sub 58%" fo:font-style="italic" style:text-underline-style="none" fo:font-weight="normal" officeooo:rsid="001c6d50" style:font-style-asian="italic" style:font-weight-asian="normal" style:font-style-complex="italic" style:font-weight-complex="normal"/>
    </style:style>
    <style:style style:name="T25" style:family="text">
      <style:text-properties fo:color="#000000" style:text-position="sub 58%" fo:font-style="italic" style:text-underline-style="none" fo:font-weight="normal" officeooo:rsid="001ab5e1" style:font-style-asian="italic" style:font-weight-asian="normal" style:font-style-complex="italic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5L<text:span text:style-name="T7">9 </text:span>Notes</text:p>
      <text:p text:style-name="P1"/>
      <text:p text:style-name="P2">Objectives: </text:p>
      <text:list xml:id="list7744324408844879093" text:style-name="L3">
        <text:list-item>
          <text:p text:style-name="P4">Describe how to calculate the percent by mass of an element in a compound.</text:p>
        </text:list-item>
        <text:list-item>
          <text:p text:style-name="P4">Interpret an empirical formula.</text:p>
        </text:list-item>
        <text:list-item>
          <text:p text:style-name="P4">Distinguish between empirical and molecular formulas.</text:p>
        </text:list-item>
      </text:list>
      <text:p text:style-name="P2"><text:tab/></text:p>
      <text:p text:style-name="P2">Key Concepts:</text:p>
      <text:list xml:id="list3083928885478408258" text:style-name="L5">
        <text:list-item>
          <text:p text:style-name="P5">How do you calculate the percent by mass of an element in a compound?</text:p>
        </text:list-item>
        <text:list-item>
          <text:p text:style-name="P5">What does the empirical formula of a compound show?</text:p>
        </text:list-item>
        <text:list-item>
          <text:p text:style-name="P5">How does the molecular formula of a compound compare with the empirical formula?</text:p>
        </text:list-item>
      </text:list>
      <text:p text:style-name="P2"><text:tab/></text:p>
      <text:p text:style-name="P7">Vocabulary / <text:span text:style-name="T1">Important</text:span>:</text:p>
      <text:p text:style-name="P7"/>
      <text:p text:style-name="P6">Percent Composition</text:p>
      <text:p text:style-name="P6"/>
      <text:p text:style-name="P6"><text:tab/><text:span text:style-name="T8">The relative amounts of the elements in a compound are expressed as the </text:span><text:span text:style-name="T9">percent</text:span><text:span text:style-name="T10"><text:tab/></text:span><text:span text:style-name="T9">composition</text:span><text:span text:style-name="T8"> or the percent by mass of each element in the compound.</text:span></text:p>
      <text:p text:style-name="P6"><text:span text:style-name="T8"/></text:p>
      <text:p text:style-name="P6"><text:span text:style-name="T8"><text:tab/>The percent by mass of an element in a compound is the number of grams of the element <text:tab/>divided by the mass in grams of the compound, multiplied by 100%.</text:span></text:p>
      <text:p text:style-name="P6"><text:span text:style-name="T8"/></text:p>
      <text:p text:style-name="P6"><text:span text:style-name="T8"><text:tab/></text:span><text:span text:style-name="T27">% mass of element</text:span><text:span text:style-name="T2"> = </text:span><text:span text:style-name="T27">mass of element</text:span><text:span text:style-name="T2"> </text:span><text:span text:style-name="T28">/</text:span><text:span text:style-name="T2"> </text:span><text:span text:style-name="T27">mass of compound</text:span><text:span text:style-name="T2"> * </text:span><text:span text:style-name="T27">100%</text:span></text:p>
      <text:p text:style-name="P6"/>
      <text:p text:style-name="P6">..</text:p>
      <text:p text:style-name="P6"/>
      <text:p text:style-name="P6">Percent Composition from the Chemical Formula</text:p>
      <text:p text:style-name="P6"/>
      <text:p text:style-name="P6"><text:tab/><text:span text:style-name="T8">Using the individual masses of the elements and the molar mass you can calculate the <text:tab/>percent by mass of each element in one mole of the compound. Divide the mass of each <text:tab/>element by the molar mass and multiply the result by 100%.</text:span></text:p>
      <text:p text:style-name="P6"><text:span text:style-name="T8"/></text:p>
      <text:p text:style-name="P6"><text:span text:style-name="T8"><text:tab/></text:span><text:span text:style-name="T27">% mass</text:span><text:span text:style-name="T2"> = </text:span><text:span text:style-name="T27">mass of element in 1 mol compound</text:span><text:span text:style-name="T2"> / </text:span><text:span text:style-name="T27">molar mass of compound</text:span><text:span text:style-name="T2"> * </text:span><text:span text:style-name="T27">100%</text:span></text:p>
      <text:p text:style-name="P6"><text:span text:style-name="T27"/></text:p>
      <text:p text:style-name="P6"><text:span text:style-name="T26">..</text:span></text:p>
      <text:p text:style-name="P6"><text:span text:style-name="T26"/></text:p>
      <text:p text:style-name="P8">Empirical Formula</text:p>
      <text:p text:style-name="P8"/>
      <text:p text:style-name="P8"><text:tab/><text:span text:style-name="T8">The basic ratio, called the </text:span><text:span text:style-name="T9">empirical formula</text:span><text:span text:style-name="T10">, gives the lowest whole-number ratio of the <text:tab/>atoms of the elements in a compound.</text:span></text:p>
      <text:p text:style-name="P8"><text:span text:style-name="T10"/></text:p>
      <text:p text:style-name="P8"><text:span text:style-name="T10"><text:tab/></text:span><text:span text:style-name="T15">An empirical formula may or may not be the same as a molecular formula.</text:span></text:p>
      <text:p text:style-name="P8"><text:span text:style-name="T15"/></text:p>
      <text:p text:style-name="P9"><text:span text:style-name="T15"><text:tab/></text:span><text:span text:style-name="T14">ex: </text:span><text:span text:style-name="T15">The lowest ratio of H to O in hydrogen peroxide is 1:1 (H</text:span><text:span text:style-name="T3">2</text:span><text:span text:style-name="T4">O</text:span><text:span text:style-name="T3">2</text:span><text:span text:style-name="T4"> &gt; HO), </text:span><text:span text:style-name="T5">so the empirical <text:tab/><text:tab/>formula is HO, while the molecular formula is <text:s/></text:span><text:span text:style-name="T4">H</text:span><text:span text:style-name="T3">2</text:span><text:span text:style-name="T4">O</text:span><text:span text:style-name="T3">2</text:span><text:span text:style-name="T5">.</text:span></text:p>
      <text:p text:style-name="P9"><text:span text:style-name="T5"/></text:p>
      <text:p text:style-name="P10"><text:span text:style-name="T5"><text:tab/></text:span><text:span text:style-name="T11">The molecular formula of a compound is either the same as its experimentally determined <text:tab/>empirical formula, or it is a simple whole-number multiple of its empirical formula.</text:span></text:p>
      <text:p text:style-name="P12"><text:soft-page-break/><text:span text:style-name="T12"><text:tab/></text:span><text:span text:style-name="T13">From the empirical formula, you can calculate the empirical formula mass (efm). This is <text:tab/>simply the molar mass represented by the empirical formula. Then you can divide the <text:tab/>experimentally determined molar mass by the empirical formula mass. This gives the <text:tab/>number empirical formula units in a molecule of the compound and is the multiplier to <text:tab/>convert the empirical formula to the molecular formula.</text:span></text:p>
      <text:p text:style-name="P12"><text:span text:style-name="T13"/></text:p>
      <text:p text:style-name="P12"><text:span text:style-name="T13"><text:tab/></text:span><text:span text:style-name="T18">Ex: </text:span><text:span text:style-name="T20">The empirical formula of hydrogen peroxide is HO. The empirical formula mass of HO is <text:tab/>17.0 g/mol. The molar mass of </text:span><text:span text:style-name="T19">H</text:span><text:span text:style-name="T22">2</text:span><text:span text:style-name="T19">O</text:span><text:span text:style-name="T23">2</text:span><text:span text:style-name="T20"> is 34.0 g/mol.</text:span></text:p>
      <text:p text:style-name="P12"><text:span text:style-name="T20"/></text:p>
      <text:p text:style-name="P12"><text:span text:style-name="T20"><text:tab/></text:span><text:span text:style-name="T16">34.0 g/mol </text:span><text:span text:style-name="T20">/ </text:span><text:span text:style-name="T16">17.0 g/mol = 2.</text:span></text:p>
      <text:p text:style-name="P12"><text:span text:style-name="T16"><text:tab/></text:span></text:p>
      <text:p text:style-name="P12"><text:span text:style-name="T16"><text:tab/> </text:span><text:span text:style-name="T20">Multiply the subscripts in the empirical formula by two to find the molecular formula.</text:span></text:p>
      <text:p text:style-name="P12"><text:span text:style-name="T20"/></text:p>
      <text:p text:style-name="P12"><text:span text:style-name="T20"><text:tab/></text:span><text:span text:style-name="T16">H</text:span><text:span text:style-name="T24">1</text:span><text:span text:style-name="T16">O</text:span><text:span text:style-name="T24">1</text:span><text:span text:style-name="T20"> * </text:span><text:span text:style-name="T16">2</text:span><text:span text:style-name="T20"> = </text:span><text:span text:style-name="T17">H</text:span><text:span text:style-name="T25">2</text:span><text:span text:style-name="T17">O</text:span><text:span text:style-name="T25">2</text:span><text:span text:style-name="T19">.</text:span></text:p>
      <text:p text:style-name="P12"><text:span text:style-name="T19"/></text:p>
      <text:p text:style-name="P11"><text:span text:style-name="T21">..</text:span></text:p>
      <text:p text:style-name="P10"><text:span text:style-name="T6"/></text:p>
      <text:p text:style-name="P10"><text:span text:style-name="T6"/></text:p>
      <text:p text:style-name="P1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4T18:21:05.073012851</dc:date>
    <meta:editing-duration>PT14M58S</meta:editing-duration>
    <meta:editing-cycles>4</meta:editing-cycles>
    <meta:generator>LibreOffice/4.4.5.2$Linux_X86_64 LibreOffice_project/40$Build-2</meta:generator>
    <meta:document-statistic meta:table-count="0" meta:image-count="0" meta:object-count="0" meta:page-count="2" meta:paragraph-count="33" meta:word-count="422" meta:character-count="2375" meta:non-whitespace-character-count="1957"/>
  </office:meta>
</office:document-meta>
</file>